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3" style:family="paragraph" style:parent-style-name="Standard">
      <style:paragraph-properties fo:background-color="#c0c0c0">
        <style:background-image/>
      </style:paragraph-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he kmotion web viewer consists of a Python back end, an images database &amp; a PHP/Javascript front end. This section gives an overview to help developers understand what is happening under the hood.</text:p>
      <text:p text:style-name="Standard"/>
      <text:p text:style-name="P2">The Python back end</text:p>
      <text:p text:style-name="Standard"/>
      <text:p text:style-name="Standard">kmotion uses two python daemons as a back end to perform housekeeping duties, they are called 'kmotion_hkd1' and 'kmotion_hkd2'. <text:s/>The hkd part standing for House Keeping Daemon !</text:p>
      <text:p text:style-name="Standard"/>
      <text:p text:style-name="P1">'kmotion_hkd1'</text:p>
      <text:p text:style-name="Standard"/>
      <text:p text:style-name="Standard">'kmotion_hkd1' is the master daemon running on a 15 minutes cycle. <text:s/>It calculates the size of today's jpegs in the images database and updates the 'size' file for today. It then adds the values of all 'size' files for all available days and culls the oldest images if the database has grown too large.</text:p>
      <text:p text:style-name="Standard"/>
      <text:p text:style-name="Standard">In addition 'kmotion_hkd1' checks that 'kmotion_hkd2' and 'motion' are both running, restarting them if for any reason they have ceased.</text:p>
      <text:p text:style-name="Standard"/>
      <text:p text:style-name="Standard">On a SIGHUP 'kmotion_hkd1' reloads its config from 'rc.daemon'</text:p>
      <text:p text:style-name="Standard"/>
      <text:p text:style-name="P1">'kmotion_hkd2'</text:p>
      <text:p text:style-name="Standard"/>
      <text:p text:style-name="Standard">'kmotion_hkd2' checks and creates critical directories in the images database on a date change. These files would normally be created by 'motion' <text:s/>but <text:s/>it is possible that 'kmotion_hkd2' runs before 'motion' has a chance to create them..</text:p>
      <text:p text:style-name="Standard"/>
      <text:p text:style-name="Standard">'kmotion_hkd2'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 reloads its config from 'daemon.rc' and updates the <text:s/>'journal_snap'.</text:p>
      <text:p text:style-name="Standard">On a SIGKILL 'kmotion_hkd2' updates 'journal_snap' with a dummy string representing no further images are stored here ie #HHMMSS$86400. <text:s/>See the images database section for details.</text:p>
      <text:p text:style-name="Standard"/>
      <text:p text:style-name="P1">Generating configs </text:p>
      <text:p text:style-name="Standard"/>
      <text:p text:style-name="Standard">kmotion can be installed anywhere on your system. One of the side effects of this is that certain config files have to be generated by kmotion on startup. <text:s/>The one constant config file is 'daemon.rc' which is located in the daemons directory.</text:p>
      <text:p text:style-name="Standard"/>
      <text:p text:style-name="Standard">'gen_start_sh' generates the 'start.sh' bash script that can be called from anywhere, it cd's to the daemon directory and calls ?????????????????????????????????????</text:p>
      <text:p text:style-name="Standard"/>
      <text:p text:style-name="Standard">'gen_vhost' reads 'daemon.rc' and creates a vhost file 'kmotion_vhost' from 'kmotion_vhost_template' with paths expanded as defined in 'daemon.rc'</text:p>
      <text:p text:style-name="Standard"/>
      <text:p text:style-name="Standard">'gen_rc_motion' reads in both 'daemon.rc' and 'motion.conf'. <text:s/>It generates 'www.rc' for the PHP/Javascript front end and a modified version of 'motion.conf' for 'motion' to execute</text:p>
      <text:p text:style-name="Standard"/>
      <text:p text:style-name="Standard"/>
      <text:p text:style-name="Standard"/>
      <text:p text:style-name="Standard"/>
      <text:p text:style-name="P2"><text:soft-page-break/>The images database</text:p>
      <text:p text:style-name="Standard"/>
      <text:p text:style-name="Standard">kmotion uses a custom database structure consisting of nested directories to store motion generated jpegs.</text:p>
      <text:p text:style-name="Standard"/>
      <text:p text:style-name="P1">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The images first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size' containing an integer number. This number is the latest estimate of the number of bytes held in the current directory. The current days 'size' <text:s/>is updated every 15 mins by 'kmotion_hkd1.py'. The value of each 'size' file in each of the available date directories is added together to decide if culling of the oldest dated directories is necessary. <text:s/>This is also performed by 'kmotion_hkd1.py'</text:p>
      <text:p text:style-name="Standard"/>
      <text:p text:style-name="P1">The images second nested directory .../images/YYYYMMDD/NN/ contains</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The images third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text:soft-page-break/>any jpegs pointed to by 'last_jpeg' are around long enough to be used by the PHP/Javascript front end.</text:p>
      <text:p text:style-name="Standard"/>
      <text:p text:style-name="P1">The images third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The images fourth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3-13T17:41:09</dc:date>
    <meta:editing-cycles>23</meta:editing-cycles>
    <meta:editing-duration>PT3H16M8S</meta:editing-duration>
    <meta:user-defined meta:name="Info 1"/>
    <meta:user-defined meta:name="Info 2"/>
    <meta:user-defined meta:name="Info 3"/>
    <meta:user-defined meta:name="Info 4"/>
    <meta:document-statistic meta:table-count="0" meta:image-count="0" meta:object-count="0" meta:page-count="3" meta:paragraph-count="36" meta:word-count="1043" meta:character-count="6407"/>
  </office:meta>
</office:document-meta>
</file>